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4" style:family="table-column">
      <style:table-column-properties style:column-width="1.3548in"/>
    </style:style>
    <style:style style:name="TableColumn5" style:family="table-column">
      <style:table-column-properties style:column-width="1.2798in"/>
    </style:style>
    <style:style style:name="TableColumn6" style:family="table-column">
      <style:table-column-properties style:column-width="4.7833in"/>
    </style:style>
    <style:style style:name="Table3" style:family="table">
      <style:table-properties style:width="7.41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138in solid #4F81BD" fo:border-left="0.0138in solid #4F81BD" fo:border-bottom="none" fo:border-right="none" fo:background-color="#4F81BD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9pt" style:font-size-asian="9pt" style:font-size-complex="9pt"/>
    </style:style>
    <style:style style:name="TableCell10" style:family="table-cell">
      <style:table-cell-properties fo:border-top="0.0138in solid #4F81BD" fo:border-left="none" fo:border-bottom="none" fo:border-right="none" fo:background-color="#4F81BD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9pt" style:font-size-asian="9pt" style:font-size-complex="9pt"/>
    </style:style>
    <style:style style:name="TableCell12" style:family="table-cell">
      <style:table-cell-properties fo:border-top="0.0138in solid #4F81BD" fo:border-left="none" fo:border-bottom="none" fo:border-right="0.0138in solid #4F81BD" fo:background-color="#4F81BD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9pt" style:font-size-asian="9pt" style:font-size-complex="9pt"/>
    </style:style>
    <style:style style:name="TableRow14" style:family="table-row">
      <style:table-row-properties/>
    </style:style>
    <style:style style:name="TableCell15" style:family="table-cell">
      <style:table-cell-properties fo:border-top="0.0138in solid #4F81BD" fo:border-left="0.0138in solid #4F81BD" fo:border-bottom="none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7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9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1" style:family="table-row">
      <style:table-row-properties/>
    </style:style>
    <style:style style:name="P2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5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7" style:family="table-row">
      <style:table-row-properties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9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1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3" style:family="table-row">
      <style:table-row-properties/>
    </style:style>
    <style:style style:name="P3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7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9" style:family="table-row">
      <style:table-row-properties/>
    </style:style>
    <style:style style:name="TableCell40" style:family="table-cell">
      <style:table-cell-properties fo:border-top="0.0138in solid #4F81BD" fo:border-left="0.0138in solid #4F81BD" fo:border-bottom="none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42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44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6" style:family="table-row">
      <style:table-row-properties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50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2" style:family="table-row">
      <style:table-row-properties/>
    </style:style>
    <style:style style:name="TableCell53" style:family="table-cell">
      <style:table-cell-properties fo:border-top="0.0138in solid #4F81BD" fo:border-left="0.0138in solid #4F81BD" fo:border-bottom="none" fo:border-right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55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57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fo:font-size="9pt" style:font-size-asian="9pt" style:font-size-complex="9pt"/>
    </style:style>
    <style:style style:name="T60" style:parent-style-name="DefaultParagraphFont" style:family="text">
      <style:text-properties fo:font-size="9pt" style:font-size-asian="9pt" style:font-size-complex="9pt"/>
    </style:style>
    <style:style style:name="T6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62" style:family="table-row">
      <style:table-row-properties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66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fo:font-size="9pt" style:font-size-asian="9pt" style:font-size-complex="9pt"/>
    </style:style>
    <style:style style:name="T69" style:parent-style-name="DefaultParagraphFont" style:family="text">
      <style:text-properties fo:font-size="9pt" style:font-size-asian="9pt" style:font-size-complex="9pt"/>
    </style:style>
    <style:style style:name="T7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71" style:family="table-row">
      <style:table-row-properties/>
    </style:style>
    <style:style style:name="P7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73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75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fo:font-size="9pt" style:font-size-asian="9pt" style:font-size-complex="9pt"/>
    </style:style>
    <style:style style:name="T78" style:parent-style-name="DefaultParagraphFont" style:family="text">
      <style:text-properties fo:font-size="9pt" style:font-size-asian="9pt" style:font-size-complex="9pt"/>
    </style:style>
    <style:style style:name="T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80" style:family="table-row">
      <style:table-row-properties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84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fo:font-size="9pt" style:font-size-asian="9pt" style:font-size-complex="9pt"/>
    </style:style>
    <style:style style:name="T87" style:parent-style-name="DefaultParagraphFont" style:family="text">
      <style:text-properties fo:font-size="9pt" style:font-size-asian="9pt" style:font-size-complex="9pt"/>
    </style:style>
    <style:style style:name="T8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89" style:family="table-row">
      <style:table-row-properties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91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93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95" style:family="table-row">
      <style:table-row-properties/>
    </style:style>
    <style:style style:name="P9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99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01" style:family="table-row">
      <style:table-row-properties/>
    </style:style>
    <style:style style:name="P1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03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05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07" style:family="table-row">
      <style:table-row-properties/>
    </style:style>
    <style:style style:name="P10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11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13" style:family="table-row">
      <style:table-row-properties/>
    </style:style>
    <style:style style:name="TableCell114" style:family="table-cell">
      <style:table-cell-properties fo:border-top="0.0138in solid #4F81BD" fo:border-left="0.0138in solid #4F81BD" fo:border-bottom="none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P1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P1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P11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P11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P12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P12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P12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23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25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fo:font-size="9pt" style:font-size-asian="9pt" style:font-size-complex="9pt"/>
    </style:style>
    <style:style style:name="T128" style:parent-style-name="DefaultParagraphFont" style:family="text">
      <style:text-properties fo:font-size="9pt" style:font-size-asian="9pt" style:font-size-complex="9pt"/>
    </style:style>
    <style:style style:name="T1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130" style:family="table-row">
      <style:table-row-properties/>
    </style:style>
    <style:style style:name="P1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34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fo:font-size="9pt" style:font-size-asian="9pt" style:font-size-complex="9pt"/>
    </style:style>
    <style:style style:name="T137" style:parent-style-name="DefaultParagraphFont" style:family="text">
      <style:text-properties fo:font-size="9pt" style:font-size-asian="9pt" style:font-size-complex="9pt"/>
    </style:style>
    <style:style style:name="T1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139" style:family="table-row">
      <style:table-row-properties/>
    </style:style>
    <style:style style:name="P14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41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43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147" style:family="table-row">
      <style:table-row-properties/>
    </style:style>
    <style:style style:name="P14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51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155" style:family="table-row">
      <style:table-row-properties/>
    </style:style>
    <style:style style:name="P15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57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59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161" style:parent-style-name="Normal" style:family="paragraph">
      <style:paragraph-properties fo:margin-bottom="0in" fo:line-height="100%"/>
      <style:text-properties fo:font-style="italic" style:font-style-asian="italic" style:font-style-complex="italic" fo:font-size="9pt" style:font-size-asian="9pt" style:font-size-complex="9pt"/>
    </style:style>
    <style:style style:name="TableRow162" style:family="table-row">
      <style:table-row-properties/>
    </style:style>
    <style:style style:name="P16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66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168" style:parent-style-name="Normal" style:family="paragraph">
      <style:paragraph-properties fo:margin-bottom="0in" fo:line-height="100%"/>
      <style:text-properties fo:font-style="italic" style:font-style-asian="italic" style:font-style-complex="italic" fo:font-size="9pt" style:font-size-asian="9pt" style:font-size-complex="9pt"/>
    </style:style>
    <style:style style:name="TableRow169" style:family="table-row">
      <style:table-row-properties/>
    </style:style>
    <style:style style:name="TableCell170" style:family="table-cell">
      <style:table-cell-properties fo:border-top="0.0138in solid #4F81BD" fo:border-left="0.0138in solid #4F81BD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72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74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fo:font-size="9pt" style:font-size-asian="9pt" style:font-size-complex="9pt"/>
    </style:style>
    <style:style style:name="T177" style:parent-style-name="DefaultParagraphFont" style:family="text">
      <style:text-properties fo:font-size="9pt" style:font-size-asian="9pt" style:font-size-complex="9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180" style:family="table-row">
      <style:table-row-properties/>
    </style:style>
    <style:style style:name="P18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84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fo:font-size="9pt" style:font-size-asian="9pt" style:font-size-complex="9pt"/>
    </style:style>
    <style:style style:name="T187" style:parent-style-name="DefaultParagraphFont" style:family="text">
      <style:text-properties fo:font-size="9pt" style:font-size-asian="9pt" style:font-size-complex="9pt"/>
    </style:style>
    <style:style style:name="T18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189" style:family="table-row">
      <style:table-row-properties/>
    </style:style>
    <style:style style:name="TableCell190" style:family="table-cell">
      <style:table-cell-properties fo:border-top="0.0138in solid #4F81BD" fo:border-left="0.0138in solid #4F81BD" fo:border-bottom="none" fo:border-right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192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194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fo:font-size="9pt" style:font-size-asian="9pt" style:font-size-complex="9pt"/>
    </style:style>
    <style:style style:name="T197" style:parent-style-name="DefaultParagraphFont" style:family="text">
      <style:text-properties fo:font-size="9pt" style:font-size-asian="9pt" style:font-size-complex="9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199" style:family="table-row">
      <style:table-row-properties/>
    </style:style>
    <style:style style:name="P20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03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fo:font-size="9pt" style:font-size-asian="9pt" style:font-size-complex="9pt"/>
    </style:style>
    <style:style style:name="T206" style:parent-style-name="DefaultParagraphFont" style:family="text">
      <style:text-properties fo:font-size="9pt" style:font-size-asian="9pt" style:font-size-complex="9pt"/>
    </style:style>
    <style:style style:name="T20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208" style:family="table-row">
      <style:table-row-properties/>
    </style:style>
    <style:style style:name="P2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1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12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fo:font-size="9pt" style:font-size-asian="9pt" style:font-size-complex="9pt"/>
    </style:style>
    <style:style style:name="T215" style:parent-style-name="DefaultParagraphFont" style:family="text">
      <style:text-properties fo:font-size="9pt" style:font-size-asian="9pt" style:font-size-complex="9pt"/>
    </style:style>
    <style:style style:name="T21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219" style:family="table-row">
      <style:table-row-properties/>
    </style:style>
    <style:style style:name="P22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23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Row225" style:family="table-row">
      <style:table-row-properties/>
    </style:style>
    <style:style style:name="P22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27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29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Row231" style:family="table-row">
      <style:table-row-properties/>
    </style:style>
    <style:style style:name="P23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33" style:family="table-cell">
      <style:table-cell-properties fo:border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35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37" style:family="table-row">
      <style:table-row-properties/>
    </style:style>
    <style:style style:name="TableCell238" style:family="table-cell">
      <style:table-cell-properties fo:border-top="0.0138in solid #4F81BD" fo:border-left="0.0138in solid #4F81BD" fo:border-bottom="none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4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42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fo:font-size="9pt" style:font-size-asian="9pt" style:font-size-complex="9pt"/>
    </style:style>
    <style:style style:name="T245" style:parent-style-name="DefaultParagraphFont" style:family="text">
      <style:text-properties fo:font-size="9pt" style:font-size-asian="9pt" style:font-size-complex="9pt"/>
    </style:style>
    <style:style style:name="T24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247" style:family="table-row">
      <style:table-row-properties/>
    </style:style>
    <style:style style:name="P24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51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fo:font-size="9pt" style:font-size-asian="9pt" style:font-size-complex="9pt"/>
    </style:style>
    <style:style style:name="T254" style:parent-style-name="DefaultParagraphFont" style:family="text">
      <style:text-properties fo:font-size="9pt" style:font-size-asian="9pt" style:font-size-complex="9pt"/>
    </style:style>
    <style:style style:name="T2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256" style:family="table-row">
      <style:table-row-properties/>
    </style:style>
    <style:style style:name="TableCell257" style:family="table-cell">
      <style:table-cell-properties fo:border-top="0.0138in solid #4F81BD" fo:border-left="0.0138in solid #4F81BD" fo:border-bottom="0.0138in solid #4F81BD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59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61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fo:font-size="9pt" style:font-size-asian="9pt" style:font-size-complex="9pt"/>
    </style:style>
    <style:style style:name="T264" style:parent-style-name="DefaultParagraphFont" style:family="text">
      <style:text-properties fo:font-size="9pt" style:font-size-asian="9pt" style:font-size-complex="9pt"/>
    </style:style>
    <style:style style:name="T26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266" style:family="table-row">
      <style:table-row-properties/>
    </style:style>
    <style:style style:name="P26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68" style:family="table-cell">
      <style:table-cell-properties fo:border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70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72" style:family="table-row">
      <style:table-row-properties/>
    </style:style>
    <style:style style:name="P2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74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76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278" style:parent-style-name="Normal" style:family="paragraph">
      <style:paragraph-properties fo:margin-bottom="0in" fo:line-height="100%"/>
      <style:text-properties fo:font-style="italic" style:font-style-asian="italic" style:font-style-complex="italic" fo:font-size="9pt" style:font-size-asian="9pt" style:font-size-complex="9pt"/>
    </style:style>
    <style:style style:name="TableRow279" style:family="table-row">
      <style:table-row-properties/>
    </style:style>
    <style:style style:name="P28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83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285" style:parent-style-name="DefaultParagraphFont" style:family="text">
      <style:text-properties fo:font-size="9pt" style:font-size-asian="9pt" style:font-size-complex="9pt"/>
    </style:style>
    <style:style style:name="T286" style:parent-style-name="DefaultParagraphFont" style:family="text">
      <style:text-properties fo:font-size="9pt" style:font-size-asian="9pt" style:font-size-complex="9pt"/>
    </style:style>
    <style:style style:name="T2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288" style:family="table-row">
      <style:table-row-properties/>
    </style:style>
    <style:style style:name="P28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9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292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fo:font-size="9pt" style:font-size-asian="9pt" style:font-size-complex="9pt"/>
    </style:style>
    <style:style style:name="T295" style:parent-style-name="DefaultParagraphFont" style:family="text">
      <style:text-properties fo:font-size="9pt" style:font-size-asian="9pt" style:font-size-complex="9pt"/>
    </style:style>
    <style:style style:name="T29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297" style:family="table-row">
      <style:table-row-properties/>
    </style:style>
    <style:style style:name="P29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299" style:family="table-cell">
      <style:table-cell-properties fo:border="none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01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fo:font-size="9pt" style:font-size-asian="9pt" style:font-size-complex="9pt"/>
    </style:style>
    <style:style style:name="T304" style:parent-style-name="DefaultParagraphFont" style:family="text">
      <style:text-properties fo:font-size="9pt" style:font-size-asian="9pt" style:font-size-complex="9pt"/>
    </style:style>
    <style:style style:name="T3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ableRow306" style:family="table-row">
      <style:table-row-properties/>
    </style:style>
    <style:style style:name="P30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308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10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12" style:family="table-row">
      <style:table-row-properties/>
    </style:style>
    <style:style style:name="P31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16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18" style:family="table-row">
      <style:table-row-properties/>
    </style:style>
    <style:style style:name="P31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32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22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24" style:family="table-row">
      <style:table-row-properties/>
    </style:style>
    <style:style style:name="P32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28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30" style:family="table-row">
      <style:table-row-properties/>
    </style:style>
    <style:style style:name="P3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332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34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36" style:family="table-row">
      <style:table-row-properties/>
    </style:style>
    <style:style style:name="P33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40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42" style:family="table-row">
      <style:table-row-properties/>
    </style:style>
    <style:style style:name="P34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344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46" style:family="table-cell">
      <style:table-cell-properties fo:border-top="0.0138in solid #4F81BD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48" style:family="table-row">
      <style:table-row-properties/>
    </style:style>
    <style:style style:name="P34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000000" fo:font-size="9pt" style:font-size-asian="9pt" style:font-size-complex="9pt"/>
    </style:style>
    <style:style style:name="TableCell350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style:font-name="Calibri" style:font-name-complex="Calibri" fo:color="#000000" fo:font-size="9pt" style:font-size-asian="9pt" style:font-size-complex="9pt"/>
    </style:style>
    <style:style style:name="TableCell352" style:family="table-cell">
      <style:table-cell-properties fo:border-top="none" fo:border-left="none" fo:border-bottom="0.0138in solid #4F81BD" fo:border-right="0.0138in solid #4F81BD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354" style:parent-style-name="Normal" style:family="paragraph">
      <style:text-properties style:font-name="Courier" fo:font-size="9pt" style:font-size-asian="9pt" style:font-size-complex="9pt"/>
    </style:style>
    <style:style style:name="P355" style:parent-style-name="Normal" style:family="paragraph">
      <style:text-properties style:font-name="Courier" fo:font-size="9pt" style:font-size-asian="9pt" style:font-size-complex="9pt"/>
    </style:style>
    <style:style style:name="P356" style:parent-style-name="Normal" style:family="paragraph">
      <style:text-properties style:font-name="Courier" fo:font-size="9pt" style:font-size-asian="9pt" style:font-size-complex="9pt"/>
    </style:style>
    <style:style style:name="P357" style:parent-style-name="Normal" style:family="paragraph">
      <style:text-properties style:font-name="Courier" fo:font-size="9pt" style:font-size-asian="9pt" style:font-size-complex="9pt"/>
    </style:style>
    <style:style style:name="P358" style:parent-style-name="Normal" style:family="paragraph">
      <style:text-properties style:font-name="Courier" fo:font-size="9pt" style:font-size-asian="9pt" style:font-size-complex="9pt"/>
    </style:style>
    <style:style style:name="P359" style:parent-style-name="Normal" style:family="paragraph">
      <style:text-properties style:font-name="Courier" fo:font-size="9pt" style:font-size-asian="9pt" style:font-size-complex="9pt"/>
    </style:style>
    <style:style style:name="P360" style:parent-style-name="Normal" style:family="paragraph">
      <style:text-properties style:font-name="Courier" fo:font-size="9pt" style:font-size-asian="9pt" style:font-size-complex="9pt"/>
    </style:style>
    <style:style style:name="P361" style:parent-style-name="Normal" style:family="paragraph">
      <style:text-properties style:font-name="Courier" fo:font-size="9pt" style:font-size-asian="9pt" style:font-size-complex="9pt"/>
    </style:style>
    <style:style style:name="P362" style:parent-style-name="Normal" style:family="paragraph">
      <style:text-properties style:font-name="Courier"/>
    </style:style>
    <style:style style:name="P363" style:parent-style-name="Normal" style:family="paragraph">
      <style:text-properties style:font-name="Courier" fo:font-size="9pt" style:font-size-asian="9pt" style:font-size-complex="9pt"/>
    </style:style>
    <style:style style:name="P364" style:parent-style-name="Normal" style:family="paragraph">
      <style:text-properties style:font-name="Courier" fo:font-size="9pt" style:font-size-asian="9pt" style:font-size-complex="9pt"/>
    </style:style>
    <style:style style:name="P365" style:parent-style-name="Normal" style:family="paragraph">
      <style:text-properties style:font-name="Courier" fo:font-size="9pt" style:font-size-asian="9pt" style:font-size-complex="9pt"/>
    </style:style>
    <style:style style:name="P366" style:parent-style-name="Normal" style:family="paragraph">
      <style:text-properties style:font-name="Courier" fo:font-size="9pt" style:font-size-asian="9pt" style:font-size-complex="9pt"/>
    </style:style>
    <style:style style:name="P367" style:parent-style-name="Normal" style:family="paragraph">
      <style:text-properties style:font-name="Courier" fo:font-size="10pt" style:font-size-asian="10pt" style:font-size-complex="10pt"/>
    </style:style>
  </office:automatic-styles>
  <office:body>
    <office:text text:use-soft-page-breaks="true">
      <text:h text:style-name="P1" text:outline-level="2">Explanations of Glasnost Analysis 2 header fields</text:h>
      <text:p text:style-name="P2">Author: Hadi, Date: 15-03-2012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Field grouping</text:p>
          </table:table-cell>
          <table:table-cell table:style-name="TableCell10">
            <text:p text:style-name="P11">Field name</text:p>
          </table:table-cell>
          <table:table-cell table:style-name="TableCell12">
            <text:p text:style-name="P13">Explanation</text:p>
          </table:table-cell>
        </table:table-row>
        <table:table-row table:style-name="TableRow14">
          <table:table-cell table:style-name="TableCell15" table:number-rows-spanned="4">
            <text:p text:style-name="P16">Test Identity</text:p>
          </table:table-cell>
          <table:table-cell table:style-name="TableCell17">
            <text:p text:style-name="P18">test_id</text:p>
          </table:table-cell>
          <table:table-cell table:style-name="TableCell19">
            <text:p text:style-name="P20">Internal database ID of test</text:p>
          </table:table-cell>
        </table:table-row>
        <table:table-row table:style-name="TableRow21">
          <table:covered-table-cell>
            <text:p text:style-name="P22"/>
          </table:covered-table-cell>
          <table:table-cell table:style-name="TableCell23">
            <text:p text:style-name="P24">start_time</text:p>
          </table:table-cell>
          <table:table-cell table:style-name="TableCell25">
            <text:p text:style-name="P26">Date &amp; time of test</text:p>
          </table:table-cell>
        </table:table-row>
        <table:table-row table:style-name="TableRow27">
          <table:covered-table-cell>
            <text:p text:style-name="P28"/>
          </table:covered-table-cell>
          <table:table-cell table:style-name="TableCell29">
            <text:p text:style-name="P30">client_ip</text:p>
          </table:table-cell>
          <table:table-cell table:style-name="TableCell31">
            <text:p text:style-name="P32">Client IP address</text:p>
          </table:table-cell>
        </table:table-row>
        <table:table-row table:style-name="TableRow33">
          <table:covered-table-cell>
            <text:p text:style-name="P34"/>
          </table:covered-table-cell>
          <table:table-cell table:style-name="TableCell35">
            <text:p text:style-name="P36">mlab_server</text:p>
          </table:table-cell>
          <table:table-cell table:style-name="TableCell37">
            <text:p text:style-name="P38">MLab server test was done on</text:p>
          </table:table-cell>
        </table:table-row>
        <table:table-row table:style-name="TableRow39">
          <table:table-cell table:style-name="TableCell40" table:number-rows-spanned="2">
            <text:p text:style-name="P41">Client country &amp; ISP</text:p>
          </table:table-cell>
          <table:table-cell table:style-name="TableCell42">
            <text:p text:style-name="P43">cc</text:p>
          </table:table-cell>
          <table:table-cell table:style-name="TableCell44">
            <text:p text:style-name="P45">Country code of client</text:p>
          </table:table-cell>
        </table:table-row>
        <table:table-row table:style-name="TableRow46">
          <table:covered-table-cell>
            <text:p text:style-name="P47"/>
          </table:covered-table-cell>
          <table:table-cell table:style-name="TableCell48">
            <text:p text:style-name="P49">asn</text:p>
          </table:table-cell>
          <table:table-cell table:style-name="TableCell50">
            <text:p text:style-name="P51">Autonomous System number of client</text:p>
          </table:table-cell>
        </table:table-row>
        <table:table-row table:style-name="TableRow52">
          <table:table-cell table:style-name="TableCell53" table:number-rows-spanned="8">
            <text:p text:style-name="P54">General test<text:s/>info &amp; statistics</text:p>
          </table:table-cell>
          <table:table-cell table:style-name="TableCell55">
            <text:p text:style-name="P56">num_flows</text:p>
          </table:table-cell>
          <table:table-cell table:style-name="TableCell57">
            <text:p text:style-name="P58"><text:span text:style-name="T59">Number of flows in test<text:s/></text:span><text:span text:style-name="T60"><text:line-break/></text:span><text:span text:style-name="T61">(24 post 2010, 16/24 in 2009. Others tests skipped)</text:span></text:p>
          </table:table-cell>
        </table:table-row>
        <table:table-row table:style-name="TableRow62">
          <table:covered-table-cell>
            <text:p text:style-name="P63"/>
          </table:covered-table-cell>
          <table:table-cell table:style-name="TableCell64">
            <text:p text:style-name="P65">protocol</text:p>
          </table:table-cell>
          <table:table-cell table:style-name="TableCell66">
            <text:p text:style-name="P67"><text:span text:style-name="T68">Protocol tested<text:s/></text:span><text:span text:style-name="T69"><text:line-break/></text:span><text:span text:style-name="T70">BitTorrent (73%), FlashVideo (13%), HTTP (8%), others (~7%)</text:span></text:p>
          </table:table-cell>
        </table:table-row>
        <table:table-row table:style-name="TableRow71">
          <table:covered-table-cell>
            <text:p text:style-name="P72"/>
          </table:covered-table-cell>
          <table:table-cell table:style-name="TableCell73">
            <text:p text:style-name="P74">runtime</text:p>
          </table:table-cell>
          <table:table-cell table:style-name="TableCell75">
            <text:p text:style-name="P76"><text:span text:style-name="T77">Total time of test<text:s/></text:span><text:span text:style-name="T78"><text:line-break/></text:span><text:span text:style-name="T79">(typically 500s-600s for a valid test)</text:span>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app_port</text:p>
          </table:table-cell>
          <table:table-cell table:style-name="TableCell84">
            <text:p text:style-name="P85"><text:span text:style-name="T86">TCP-port number for application-port flows<text:s/></text:span><text:span text:style-name="T87"><text:line-break/></text:span><text:span text:style-name="T88">(typically 6881 for BT)</text:span></text:p>
          </table:table-cell>
        </table:table-row>
        <table:table-row table:style-name="TableRow89">
          <table:covered-table-cell>
            <text:p text:style-name="P90"/>
          </table:covered-table-cell>
          <table:table-cell table:style-name="TableCell91">
            <text:p text:style-name="P92">neu_port</text:p>
          </table:table-cell>
          <table:table-cell table:style-name="TableCell93">
            <text:p text:style-name="P94">TCP-port used for Neutral –port</text:p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>max_up</text:p>
          </table:table-cell>
          <table:table-cell table:style-name="TableCell99">
            <text:p text:style-name="P100">Maximum speed of upload flows <text:s text:c="2"/></text:p>
          </table:table-cell>
        </table:table-row>
        <table:table-row table:style-name="TableRow101">
          <table:covered-table-cell>
            <text:p text:style-name="P102"/>
          </table:covered-table-cell>
          <table:table-cell table:style-name="TableCell103">
            <text:p text:style-name="P104">max_dn</text:p>
          </table:table-cell>
          <table:table-cell table:style-name="TableCell105">
            <text:p text:style-name="P106">Maximum speed of download flows</text:p>
          </table:table-cell>
        </table:table-row>
        <table:table-row table:style-name="TableRow107">
          <table:covered-table-cell>
            <text:p text:style-name="P108"/>
          </table:covered-table-cell>
          <table:table-cell table:style-name="TableCell109">
            <text:p text:style-name="P110">has_forgrst</text:p>
          </table:table-cell>
          <table:table-cell table:style-name="TableCell111">
            <text:p text:style-name="P112">Has a Forged TCP reset packet been detected? <text:s/>(Y/N)</text:p>
          </table:table-cell>
        </table:table-row>
        <table:table-row table:style-name="TableRow113">
          <table:table-cell table:style-name="TableCell114" table:number-rows-spanned="6">
            <text:p text:style-name="P115">Sub verdicts on:</text:p>
            <text:p text:style-name="P116"/>
            <text:p text:style-name="P117">app- throttling</text:p>
            <text:p text:style-name="P118">port-throttling<text:s/></text:p>
            <text:p text:style-name="P119">app- blocking<text:s/></text:p>
            <text:p text:style-name="P120">port-blocking</text:p>
            <text:p text:style-name="P121"/>
            <text:p text:style-name="P122"/>
          </table:table-cell>
          <table:table-cell table:style-name="TableCell123">
            <text:p text:style-name="P124">appdiff_up</text:p>
          </table:table-cell>
          <table:table-cell table:style-name="TableCell125">
            <text:p text:style-name="P126"><text:span text:style-name="T127">Application-based differentiation detected in upload direction?</text:span><text:span text:style-name="T128"><text:line-break/></text:span><text:span text:style-name="T129">Possible values: throt/noisy/ok</text:span></text:p>
          </table:table-cell>
        </table:table-row>
        <table:table-row table:style-name="TableRow130">
          <table:covered-table-cell>
            <text:p text:style-name="P131"/>
          </table:covered-table-cell>
          <table:table-cell table:style-name="TableCell132">
            <text:p text:style-name="P133">appdiff_dn</text:p>
          </table:table-cell>
          <table:table-cell table:style-name="TableCell134">
            <text:p text:style-name="P135"><text:span text:style-name="T136">Application-based differentiation detected in download direction?</text:span><text:span text:style-name="T137"><text:line-break/></text:span><text:span text:style-name="T138">Possible values: throt/noisy/ok</text:span></text:p>
          </table:table-cell>
        </table:table-row>
        <table:table-row table:style-name="TableRow139">
          <table:covered-table-cell>
            <text:p text:style-name="P140"/>
          </table:covered-table-cell>
          <table:table-cell table:style-name="TableCell141">
            <text:p text:style-name="P142">portdiff_up</text:p>
          </table:table-cell>
          <table:table-cell table:style-name="TableCell143">
            <text:p text:style-name="P144">Port-based differentiation detected in upload direction?</text:p>
            <text:p text:style-name="P145"><text:span text:style-name="T146">Possible values: throt/noisy/ok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portdiff_dn</text:p>
          </table:table-cell>
          <table:table-cell table:style-name="TableCell151">
            <text:p text:style-name="P152">Port-based differentiation detected in download direction?</text:p>
            <text:p text:style-name="P153"><text:span text:style-name="T154">Possible values: throt/noisy/ok</text:span></text:p>
          </table: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failedv_up</text:p>
          </table:table-cell>
          <table:table-cell table:style-name="TableCell159">
            <text:p text:style-name="P160">Blocking (no data or TCP resets) in upload direction. Analysis of iu_failed.</text:p>
            <text:p text:style-name="P161">Possible values: (blank=none)/fnoisy/fdpi/fport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failedv_dn</text:p>
          </table:table-cell>
          <table:table-cell table:style-name="TableCell166">
            <text:p text:style-name="P167">Blocking (no data or TCP resets) in download direction. Analysis of id_failed</text:p>
            <text:p text:style-name="P168">Possible values: (blank=none)/fnoisy/fdpi/fport</text:p>
          </table:table-cell>
        </table:table-row>
        <table:table-row table:style-name="TableRow169">
          <table:table-cell table:style-name="TableCell170" table:number-rows-spanned="2">
            <text:p text:style-name="P171">FINAL VERDICT</text:p>
          </table:table-cell>
          <table:table-cell table:style-name="TableCell172">
            <text:p text:style-name="P173">verdict</text:p>
          </table:table-cell>
          <table:table-cell table:style-name="TableCell174">
            <text:p text:style-name="P175"><text:span text:style-name="T176">FINAL VERDICT!</text:span><text:span text:style-name="T177"><text:line-break/></text:span><text:span text:style-name="T178">Possible values: OK/DPI/PORT/UNDEF</text:span><text:span text:style-name="T179">/OK1_2</text:span></text:p>
          </table:table-cell>
        </table:table-row>
        <table:table-row table:style-name="TableRow180">
          <table:covered-table-cell>
            <text:p text:style-name="P181"/>
          </table:covered-table-cell>
          <table:table-cell table:style-name="TableCell182">
            <text:p text:style-name="P183">undef_reason</text:p>
          </table:table-cell>
          <table:table-cell table:style-name="TableCell184">
            <text:p text:style-name="P185"><text:span text:style-name="T186">If the verdict is undefined, the reason is specified here.</text:span><text:span text:style-name="T187"><text:line-break/></text:span><text:span text:style-name="T188">Possible values: (blank)/”noisy measurements”/”port changed error”</text:span></text:p>
          </table:table-cell>
        </table:table-row>
        <table:table-row table:style-name="TableRow189">
          <table:table-cell table:style-name="TableCell190" table:number-rows-spanned="6">
            <text:p text:style-name="P191">Warnings</text:p>
          </table:table-cell>
          <table:table-cell table:style-name="TableCell192">
            <text:p text:style-name="P193">w_btfaster</text:p>
          </table:table-cell>
          <table:table-cell table:style-name="TableCell194">
            <text:p text:style-name="P195"><text:span text:style-name="T196">Warning flag, set if BitTorrent flows (or whatever app tested) are significantly faster than the control flows. <text:s/>We ignore this condition.</text:span><text:span text:style-name="T197"><text:line-break/></text:span><text:span text:style-name="T198">(Y/N, 16% of all tests have this set, spread out among the verdicts)</text:span></text:p>
          </table:table-cell>
        </table:table-row>
        <table:table-row table:style-name="TableRow199">
          <table:covered-table-cell>
            <text:p text:style-name="P200"/>
          </table:covered-table-cell>
          <table:table-cell table:style-name="TableCell201">
            <text:p text:style-name="P202">w_strangediff</text:p>
          </table:table-cell>
          <table:table-cell table:style-name="TableCell203">
            <text:p text:style-name="P204"><text:span text:style-name="T205">Warning flag, set if throttling is detected on some flows and not on others, hence “strange”.<text:s/></text:span><text:span text:style-name="T206"><text:line-break/></text:span><text:span text:style-name="T207">(Y/N, 6% of all tests have this, spread among DPI/PORT)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w_cfnpfail</text:p>
          </table:table-cell>
          <table:table-cell table:style-name="TableCell212">
            <text:p text:style-name="P213"><text:span text:style-name="T214">Warning flag set if the control-flow on the neutral-port fails is blocked (nodata) or sees a TCP RST flag. This should never happen.</text:span><text:span text:style-name="T215"><text:line-break/></text:span><text:span text:style-name="T216">(Y/N</text:span><text:span text:style-name="T217">, 2% of all tests have this, spread among DPI/PORT/UNDEF</text:span><text:span text:style-name="T218">.)</text:span>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w_fail2x</text:p>
          </table:table-cell>
          <table:table-cell table:style-name="TableCell223">
            <text:p text:style-name="P224">Do we have a flow in which 2 out of 3 measurements have failed? (Y/N)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w_broken</text:p>
          </table:table-cell>
          <table:table-cell table:style-name="TableCell229">
            <text:p text:style-name="P230">Warning flat, set if for a flow all three measurements fail. The MPI scripts abort these cases, we categorize them. (Y/N)</text:p>
          </table:table-cell>
        </table:table-row>
        <table:table-row table:style-name="TableRow231">
          <table:covered-table-cell>
            <text:p text:style-name="P232"/>
          </table:covered-table-cell>
          <table:table-cell table:style-name="TableCell233">
            <text:p text:style-name="P234">w_portchange</text:p>
          </table:table-cell>
          <table:table-cell table:style-name="TableCell235">
            <text:p text:style-name="P236">Warning flag set when the app-port is changed in the middle of a test due to the server being busy. <text:s/>Test verdicts are unreliable, hence UNDEF. (Y/N)</text:p>
          </table:table-cell>
        </table:table-row>
        <table:table-row table:style-name="TableRow237">
          <table:table-cell table:style-name="TableCell238" table:number-rows-spanned="2">
            <text:p text:style-name="P239">Interim info on failed flows</text:p>
          </table:table-cell>
          <table:table-cell table:style-name="TableCell240">
            <text:p text:style-name="P241">iu_failed</text:p>
          </table:table-cell>
          <table:table-cell table:style-name="TableCell242">
            <text:p text:style-name="P243"><text:span text:style-name="T244">Identifies which of the upload flows had no-data or forged-rsts.</text:span><text:span text:style-name="T245"><text:line-break/></text:span><text:span text:style-name="T246">Possible values: (blank)/combinations of (bt:bt),(bt:ne),(cf:bt),(cf:ne)</text:span></text:p>
          </table:table-cell>
        </table:table-row>
        <table:table-row table:style-name="TableRow247">
          <table:covered-table-cell>
            <text:p text:style-name="P248"/>
          </table:covered-table-cell>
          <table:table-cell table:style-name="TableCell249">
            <text:p text:style-name="P250">id_failed</text:p>
          </table:table-cell>
          <table:table-cell table:style-name="TableCell251">
            <text:p text:style-name="P252"><text:span text:style-name="T253">Identifies which of the upload flows had no-data or forged-rsts.</text:span><text:span text:style-name="T254"><text:line-break/></text:span><text:span text:style-name="T255">Possible values: (blank)/combinations of (bt:bt),(bt:ne),(cf:bt),(cf:ne)</text:span></text:p>
          </table:table-cell>
        </table:table-row>
        <table:table-row table:style-name="TableRow256">
          <table:table-cell table:style-name="TableCell257" table:number-rows-spanned="14">
            <text:p text:style-name="P258">Interim info and calculations</text:p>
          </table:table-cell>
          <table:table-cell table:style-name="TableCell259">
            <text:p text:style-name="P260">iu_failed_full</text:p>
          </table:table-cell>
          <table:table-cell table:style-name="TableCell261">
            <text:p text:style-name="P262"><text:span text:style-name="T263">Same as iu_failed, with the count of no-data and forged-rst flows.<text:s/></text:span><text:span text:style-name="T264"><text:line-break/></text:span><text:span text:style-name="T265">Possible values: e.g. (bt:bt#2r3)</text:span></text:p>
          </table: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>id_failed_full</text:p>
          </table:table-cell>
          <table:table-cell table:style-name="TableCell270">
            <text:p text:style-name="P271">Same as id_failed, with more details</text:p>
          </table:table-cell>
        </table:table-row>
        <table:table-row table:style-name="TableRow272">
          <table:covered-table-cell>
            <text:p text:style-name="P273"/>
          </table:covered-table-cell>
          <table:table-cell table:style-name="TableCell274">
            <text:p text:style-name="P275">iu_ad1</text:p>
          </table:table-cell>
          <table:table-cell table:style-name="TableCell276">
            <text:p text:style-name="P277">Interim-upload-app-differentiation-1 (comparison flows 0 &amp; 1)</text:p>
            <text:p text:style-name="P278">Possible values: <text:s/>(blank)/Y/N/nois/fail</text:p>
          </table:table-cell>
        </table:table-row>
        <table:table-row table:style-name="TableRow279">
          <table:covered-table-cell>
            <text:p text:style-name="P280"/>
          </table:covered-table-cell>
          <table:table-cell table:style-name="TableCell281">
            <text:p text:style-name="P282">iu_ad2</text:p>
          </table:table-cell>
          <table:table-cell table:style-name="TableCell283">
            <text:p text:style-name="P284"><text:span text:style-name="T285">Interim-upload-app-differentiation-2 (comparison flows 2 &amp; 3)</text:span><text:span text:style-name="T286"><text:line-break/></text:span><text:soft-page-break/><text:span text:style-name="T287">Possible values: <text:s/>(blank)/Y/N/nois/fail</text:span></text:p>
          </table:table-cell>
        </table:table-row>
        <table:table-row table:style-name="TableRow288">
          <table:covered-table-cell>
            <text:p text:style-name="P289"/>
          </table:covered-table-cell>
          <table:table-cell table:style-name="TableCell290">
            <text:p text:style-name="P291">iu_pd1</text:p>
          </table:table-cell>
          <table:table-cell table:style-name="TableCell292">
            <text:p text:style-name="P293"><text:span text:style-name="T294">Interim-upload-port-differentiation-1 (comparison flows 0 &amp; 2)</text:span><text:span text:style-name="T295"><text:line-break/></text:span><text:span text:style-name="T296">Possible values: <text:s/>(blank)/Y/N/nois/fail</text:span></text:p>
          </table:table-cell>
        </table:table-row>
        <table:table-row table:style-name="TableRow297">
          <table:covered-table-cell>
            <text:p text:style-name="P298"/>
          </table:covered-table-cell>
          <table:table-cell table:style-name="TableCell299">
            <text:p text:style-name="P300">iu_pd2</text:p>
          </table:table-cell>
          <table:table-cell table:style-name="TableCell301">
            <text:p text:style-name="P302"><text:span text:style-name="T303">Interim-upload-port-differentiation-2 (comparison flows 1 &amp; 3)</text:span><text:span text:style-name="T304"><text:line-break/></text:span><text:span text:style-name="T305">Possible values: <text:s/>(blank)/Y/N/nois/fail</text:span></text:p>
          </table:table-cell>
        </table:table-row>
        <table:table-row table:style-name="TableRow306">
          <table:covered-table-cell>
            <text:p text:style-name="P307"/>
          </table:covered-table-cell>
          <table:table-cell table:style-name="TableCell308">
            <text:p text:style-name="P309">id_ad1</text:p>
          </table:table-cell>
          <table:table-cell table:style-name="TableCell310">
            <text:p text:style-name="P311">Same as iu_ad1, but download</text:p>
          </table:table-cell>
        </table:table-row>
        <table:table-row table:style-name="TableRow312">
          <table:covered-table-cell>
            <text:p text:style-name="P313"/>
          </table:covered-table-cell>
          <table:table-cell table:style-name="TableCell314">
            <text:p text:style-name="P315">id_ad2</text:p>
          </table:table-cell>
          <table:table-cell table:style-name="TableCell316">
            <text:p text:style-name="P317">Same as iu_ad2, but download</text:p>
          </table:table-cell>
        </table:table-row>
        <table:table-row table:style-name="TableRow318">
          <table:covered-table-cell>
            <text:p text:style-name="P319"/>
          </table:covered-table-cell>
          <table:table-cell table:style-name="TableCell320">
            <text:p text:style-name="P321">id_pd1</text:p>
          </table:table-cell>
          <table:table-cell table:style-name="TableCell322">
            <text:p text:style-name="P323">Same as iu_pd1, but download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id_pd2</text:p>
          </table:table-cell>
          <table:table-cell table:style-name="TableCell328">
            <text:p text:style-name="P329">Same as iu_pd1, but download</text:p>
          </table:table-cell>
        </table:table-row>
        <table:table-row table:style-name="TableRow330">
          <table:covered-table-cell>
            <text:p text:style-name="P331"/>
          </table:covered-table-cell>
          <table:table-cell table:style-name="TableCell332">
            <text:p text:style-name="P333">i_btafaster</text:p>
          </table:table-cell>
          <table:table-cell table:style-name="TableCell334">
            <text:p text:style-name="P335">Interim, part of w_btfaster: bittorrent app-based faster</text:p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i_btpfaster</text:p>
          </table:table-cell>
          <table:table-cell table:style-name="TableCell340">
            <text:p text:style-name="P341">Interim, part of w_btfaster: bittorrent port-based faster</text:p>
          </table:table-cell>
        </table:table-row>
        <table:table-row table:style-name="TableRow342">
          <table:covered-table-cell>
            <text:p text:style-name="P343"/>
          </table:covered-table-cell>
          <table:table-cell table:style-name="TableCell344">
            <text:p text:style-name="P345">i_strangedif1</text:p>
          </table:table-cell>
          <table:table-cell table:style-name="TableCell346">
            <text:p text:style-name="P347">Interim, part of w_strangediff (e.g.: iu_ad1 = Y, iu_ad2 = N)</text:p>
          </table:table-cell>
        </table:table-row>
        <table:table-row table:style-name="TableRow348">
          <table:covered-table-cell>
            <text:p text:style-name="P349"/>
          </table:covered-table-cell>
          <table:table-cell table:style-name="TableCell350">
            <text:p text:style-name="P351">i_strangedif2</text:p>
          </table:table-cell>
          <table:table-cell table:style-name="TableCell352">
            <text:p text:style-name="P353">Interim, part of w_strangediff (e.g., iu_pd1 = Y, iu_pd2 = N)</text:p>
          </table:table-cell>
        </table:table-row>
      </table:table>
      <text:p text:style-name="Normal"/>
      <text:p text:style-name="Normal"/>
      <text:p text:style-name="Normal"/>
      <text:h text:style-name="Heading3" text:outline-level="3">Reminder<text:s/>on<text:s/>measurements and<text:s/>flows:<text:s/></text:h>
      <text:p text:style-name="Normal">The test includes<text:s/>two or three<text:s/>repetitions of measurement flows, grouped together as follows:</text:p>
      <text:p text:style-name="P354"><text:s text:c="4"/># flow 0: upstream app_port application</text:p>
      <text:p text:style-name="P355"><text:s text:c="4"/># flow 1: upstream app_port control</text:p>
      <text:p text:style-name="P356"><text:s text:c="4"/># flow 2: upstream neu_port application</text:p>
      <text:p text:style-name="P357"><text:s text:c="4"/># flow 3: upstream neu_port control</text:p>
      <text:p text:style-name="P358"><text:s text:c="4"/># flow 4: downstream app_port application</text:p>
      <text:p text:style-name="P359"><text:s text:c="4"/># flow 5: downstream app_port control</text:p>
      <text:p text:style-name="P360"><text:s text:c="4"/># flow 6: downstream neu_port application</text:p>
      <text:p text:style-name="P361"><text:s text:c="4"/># flow 7: downstream neu_port control</text:p>
      <text:p text:style-name="P362"/>
      <text:p text:style-name="Normal">By “measurements” we mean data number of bytes transferred in around 20s over a particular TCP connection (TCP stream). The measurement repetitions are interleaved as follows:</text:p>
      <text:p text:style-name="Normal"/>
      <text:p text:style-name="P363"><text:s text:c="4"/>- 6x upload from the client to the server on an application-specific port, interleaving transfers emulating application traffic and traffic with random bytes</text:p>
      <text:p text:style-name="P364"><text:s text:c="4"/>- 6x upload from the client to the server on a neutral port, interleaving transfers emulating application traffic and traffic with random bytes</text:p>
      <text:p text:style-name="P365"><text:s text:c="4"/>- 6x download of the client from the server on an application-specific port, interleaving transfers emulating application traffic and traffic with random bytes</text:p>
      <text:p text:style-name="P366"><text:s text:c="4"/>- 6x download of the client from the server on a neutral port, interleaving transfers emulating application traffic and traffic with random bytes</text:p>
      <text:p text:style-name="P3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di</meta:initial-creator>
    <dc:creator>Hadi</dc:creator>
    <meta:creation-date>2013-08-03T15:26:00Z</meta:creation-date>
    <dc:date>2013-08-03T15:26:00Z</dc:date>
    <meta:template xlink:href="Normal.dotm" xlink:type="simple"/>
    <meta:editing-cycles>2</meta:editing-cycles>
    <meta:editing-duration>PT60S</meta:editing-duration>
    <meta:document-statistic meta:page-count="2" meta:paragraph-count="11" meta:word-count="837" meta:character-count="5602" meta:row-count="39" meta:non-whitespace-character-count="4776"/>
  </office:meta>
</office:document-meta>
</file>